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 0in 0in 0in)" draw:stroke="none"/>
    </style:style>
    <style:style style:family="graphic" style:name="a390" style:parent-style-name="Graphics">
      <style:graphic-properties draw:fill="none" fo:clip="rect(0in 0in 0in 0in)" draw:stroke="none"/>
    </style:style>
    <style:style style:family="graphic" style:name="a391" style:parent-style-name="Graphics">
      <style:graphic-properties draw:fill="none" fo:clip="rect(0in 0in 0in 0in)" draw:stroke="none"/>
    </style:style>
    <style:style style:family="graphic" style:name="a385" style:parent-style-name="Graphics">
      <style:graphic-properties draw:fill="none" fo:clip="rect(0in 0in 0in 0in)" draw:stroke="none"/>
    </style:style>
    <style:style style:family="graphic" style:name="a386" style:parent-style-name="Graphics">
      <style:graphic-properties draw:fill="none" fo:clip="rect(0in 0in 0in 0in)" draw:stroke="none"/>
    </style:style>
    <style:style style:family="graphic" style:name="a392" style:parent-style-name="Graphics">
      <style:graphic-properties draw:fill="none" fo:clip="rect(0in 0in 0in 0in)" draw:stroke="none"/>
    </style:style>
    <style:style style:family="graphic" style:name="a387" style:parent-style-name="Graphics">
      <style:graphic-properties draw:fill="none" fo:clip="rect(0in 0in 0in 0in)" draw:stroke="none"/>
    </style:style>
    <style:style style:family="graphic" style:name="a388" style:parent-style-name="Graphics">
      <style:graphic-properties draw:fill="none" fo:clip="rect(0in 0in 0in 0in)" draw:stroke="none"/>
    </style:style>
    <style:style style:family="graphic" style:name="a389" style:parent-style-name="Graphics">
      <style:graphic-properties draw:fill="none" fo:clip="rect(0in 0in 0in 0in)" draw:stroke="none"/>
    </style:style>
  </office:automatic-styles>
  <office:body>
    <office:presentation>
      <draw:page draw:name="Slide1" draw:style-name="a380" draw:master-page-name="Master1-Layout1-title-Diapositiva-de-títol" presentation:presentation-page-layout-name="Master1-PPL1" draw:id="Slide-256">
        <draw:custom-shape svg:x="5.55124in" svg:y="0.69507in" svg:width="3.97607in" svg:height="4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Agrupa 4" draw:id="id64">
          <svg:title/>
          <svg:desc/>
          <draw:frame draw:id="id65" draw:style-name="a384" draw:name="Picture 2" svg:x="2.55339in" svg:y="0.76234in" svg:width="1.33333in" svg:height="1.33333in" style:rel-width="scale" style:rel-height="scale">
            <draw:image xlink:href="media/image1.jpeg" xlink:type="simple" xlink:show="embed" xlink:actuate="onLoad"/>
            <svg:title/>
            <svg:desc>G:\P1200_MODEL AT CIUTADANA\P1206_AtVirtual\_XARXES SOCIALS i BLOGS\Difusió\Materials DGACD\Imatge\Avatars\Vermells\_redissenyats\emergencies.jpg</svg:desc>
          </draw:frame>
          <draw:frame draw:id="id66" draw:style-name="a385" draw:name="Picture 25" svg:x="3.8574in" svg:y="3.42421in" svg:width="1.33333in" svg:height="1.33333in" style:rel-width="scale" style:rel-height="scale">
            <draw:image xlink:href="media/image2.jpeg" xlink:type="simple" xlink:show="embed" xlink:actuate="onLoad"/>
            <svg:title/>
            <svg:desc>G:\P1200_MODEL AT CIUTADANA\P1206_AtVirtual\_XARXES SOCIALS i BLOGS\Difusió\Materials DGACD\Imatge\Avatars\Vermells\_redissenyats\mossos.jpg</svg:desc>
          </draw:frame>
          <draw:frame draw:id="id67" draw:style-name="a386" draw:name="Picture 26" svg:x="1.22005in" svg:y="2.09087in" svg:width="1.33333in" svg:height="1.33333in" style:rel-width="scale" style:rel-height="scale">
            <draw:image xlink:href="media/image3.jpeg" xlink:type="simple" xlink:show="embed" xlink:actuate="onLoad"/>
            <svg:title/>
            <svg:desc>G:\P1200_MODEL AT CIUTADANA\P1206_AtVirtual\_XARXES SOCIALS i BLOGS\Difusió\Materials DGACD\Imatge\Avatars\Vermells\_redissenyats\transit.jpg</svg:desc>
          </draw:frame>
          <draw:frame draw:id="id68" draw:style-name="a387" draw:name="Picture 34" svg:x="1.22005in" svg:y="0.75754in" svg:width="1.33333in" svg:height="1.33333in" style:rel-width="scale" style:rel-height="scale">
            <draw:image xlink:href="media/image4.jpeg" xlink:type="simple" xlink:show="embed" xlink:actuate="onLoad"/>
            <svg:title/>
            <svg:desc>G:\P1200_MODEL AT CIUTADANA\P1206_AtVirtual\_XARXES SOCIALS i BLOGS\Difusió\Materials DGACD\Imatge\Avatars\Vermells\_redissenyats\cultura.jpg</svg:desc>
          </draw:frame>
          <draw:frame draw:id="id69" draw:style-name="a388" draw:name="Picture 42" svg:x="1.22005in" svg:y="3.42605in" svg:width="1.33333in" svg:height="1.33333in" style:rel-width="scale" style:rel-height="scale">
            <draw:image xlink:href="media/image5.jpeg" xlink:type="simple" xlink:show="embed" xlink:actuate="onLoad"/>
            <svg:title/>
            <svg:desc>G:\P1200_MODEL AT CIUTADANA\P1206_AtVirtual\_XARXES SOCIALS i BLOGS\Difusió\Materials DGACD\Imatge\Avatars\Vermells\_redissenyats\ensenyament.jpg</svg:desc>
          </draw:frame>
          <draw:frame draw:id="id70" draw:style-name="a389" draw:name="Picture 48" svg:x="3.8766in" svg:y="2.09565in" svg:width="1.33333in" svg:height="1.33333in" style:rel-width="scale" style:rel-height="scale">
            <draw:image xlink:href="media/image4.jpeg" xlink:type="simple" xlink:show="embed" xlink:actuate="onLoad"/>
            <svg:title/>
            <svg:desc>G:\P1200_MODEL AT CIUTADANA\P1206_AtVirtual\_XARXES SOCIALS i BLOGS\Difusió\Materials DGACD\Imatge\Avatars\Vermells\_redissenyats\cultura.jpg</svg:desc>
          </draw:frame>
          <draw:frame draw:id="id71" draw:style-name="a390" draw:name="Picture 50" svg:x="2.55339in" svg:y="2.09087in" svg:width="1.33333in" svg:height="1.33333in" style:rel-width="scale" style:rel-height="scale">
            <draw:image xlink:href="media/image6.jpeg" xlink:type="simple" xlink:show="embed" xlink:actuate="onLoad"/>
            <svg:title/>
            <svg:desc>G:\P1200_MODEL AT CIUTADANA\P1206_AtVirtual\_XARXES SOCIALS i BLOGS\Difusió\Materials DGACD\Imatge\Avatars\Vermells\_redissenyats\gencat.jpg</svg:desc>
          </draw:frame>
          <draw:frame draw:id="id72" draw:style-name="a391" draw:name="Picture 58" svg:x="2.54034in" svg:y="3.42605in" svg:width="1.33333in" svg:height="1.33333in" style:rel-width="scale" style:rel-height="scale">
            <draw:image xlink:href="media/image7.jpeg" xlink:type="simple" xlink:show="embed" xlink:actuate="onLoad"/>
            <svg:title/>
            <svg:desc>G:\P1200_MODEL AT CIUTADANA\P1206_AtVirtual\_XARXES SOCIALS i BLOGS\Difusió\Materials DGACD\Imatge\Avatars\Vermells\_redissenyats\ics.jpg</svg:desc>
          </draw:frame>
          <draw:frame draw:id="id73" draw:style-name="a392" draw:name="Picture 67" svg:x="3.88672in" svg:y="0.76232in" svg:width="1.33333in" svg:height="1.33333in" style:rel-width="scale" style:rel-height="scale">
            <draw:image xlink:href="media/image8.jpeg" xlink:type="simple" xlink:show="embed" xlink:actuate="onLoad"/>
            <svg:title/>
            <svg:desc>G:\P1200_MODEL AT CIUTADANA\P1206_AtVirtual\_XARXES SOCIALS i BLOGS\Difusió\Materials DGACD\Imatge\Avatars\Vermells\_redissenyats\meteocat.jpg</svg:desc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4" draw:name="Contenidor de títo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Feu clic aquí per editar l'estil</text:span><text:span text:style-name="a2" text:class-names=""/></text:p>
        </draw:text-box>
        <svg:title/>
        <svg:desc/>
      </draw:frame>
      <draw:frame draw:id="id1" presentation:style-name="a21" draw:name="Contenidor de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eu clic aquí per editar estil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on nivel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è nivel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Contenidor de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Contenidor de peu de pàgina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Contenidor de número de diapositiva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ol" style:page-layout-name="pageLayout1" draw:style-name="a34">
      <draw:frame draw:id="id5" presentation:style-name="a38" draw:name="Títo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Feu clic aquí per editar l'estil</text:span><text:span text:style-name="a36" text:class-names=""/></text:p>
        </draw:text-box>
        <svg:title/>
        <svg:desc/>
      </draw:frame>
      <draw:frame draw:id="id6" presentation:style-name="a42" draw:name="Subtíto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eu clic aquí per editar l'estil de subtítols del patró.</text:span><text:span text:style-name="a40" text:class-names=""/></text:p>
        </draw:text-box>
        <svg:title/>
        <svg:desc/>
      </draw:frame>
      <draw:frame draw:id="id7" presentation:style-name="a47" draw:name="Contenidor de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Contenidor de peu de pàgina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Contenidor de número de diapositiva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ol-i-objectes" style:page-layout-name="pageLayout1" draw:style-name="a55">
      <draw:frame draw:id="id10" presentation:style-name="a59" draw:name="Títo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Feu clic aquí per editar l'estil</text:span><text:span text:style-name="a57" text:class-names=""/></text:p>
        </draw:text-box>
        <svg:title/>
        <svg:desc/>
      </draw:frame>
      <draw:frame draw:id="id11" presentation:style-name="a76" draw:name="Contenidor de contingut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eu clic aquí per editar estil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on nivel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è nivel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Contenidor de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Contenidor de peu de pàgina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Contenidor de número de diapositiva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pçalera-de-la-secció" style:page-layout-name="pageLayout1" draw:style-name="a89">
      <draw:frame draw:id="id15" presentation:style-name="a93" draw:name="Títo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Feu clic aquí per editar l'estil</text:span><text:span text:style-name="a91" text:class-names=""/></text:p>
        </draw:text-box>
        <svg:title/>
        <svg:desc/>
      </draw:frame>
      <draw:frame draw:id="id16" presentation:style-name="a97" draw:name="Contenidor de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eu clic aquí per editar estils</text:span></text:p>
            </text:list-item>
          </text:list>
        </draw:text-box>
        <svg:title/>
        <svg:desc/>
      </draw:frame>
      <draw:frame draw:id="id17" presentation:style-name="a102" draw:name="Contenidor de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Contenidor de peu de pàgina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Contenidor de número de diapositiva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ctes" style:page-layout-name="pageLayout1" draw:style-name="a110">
      <draw:frame draw:id="id20" presentation:style-name="a114" draw:name="Títo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Feu clic aquí per editar l'estil</text:span><text:span text:style-name="a112" text:class-names=""/></text:p>
        </draw:text-box>
        <svg:title/>
        <svg:desc/>
      </draw:frame>
      <draw:frame draw:id="id21" presentation:style-name="a131" draw:name="Contenidor de contingut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è nivel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idor de contingut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eu clic aquí per editar estil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on nivel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è nivel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Contenidor de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Contenidor de peu de pàgina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Contenidor de número de diapositiva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" style:page-layout-name="pageLayout1" draw:style-name="a161">
      <draw:frame draw:id="id26" presentation:style-name="a165" draw:name="Títo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Feu clic aquí per editar l'estil</text:span><text:span text:style-name="a163" text:class-names=""/></text:p>
        </draw:text-box>
        <svg:title/>
        <svg:desc/>
      </draw:frame>
      <draw:frame draw:id="id27" presentation:style-name="a169" draw:name="Contenidor de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eu clic aquí per editar estils</text:span></text:p>
            </text:list-item>
          </text:list>
        </draw:text-box>
        <svg:title/>
        <svg:desc/>
      </draw:frame>
      <draw:frame draw:id="id28" presentation:style-name="a186" draw:name="Contenidor de contingut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eu clic aquí per editar estil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on nivel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è nivel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Contenidor de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eu clic aquí per editar estils</text:span></text:p>
            </text:list-item>
          </text:list>
        </draw:text-box>
        <svg:title/>
        <svg:desc/>
      </draw:frame>
      <draw:frame draw:id="id30" presentation:style-name="a207" draw:name="Contenidor de contingut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eu clic aquí per editar estil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on nivel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è nivel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Contenidor de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Contenidor de peu de pàgina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Contenidor de número de diapositiva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omés-títol" style:page-layout-name="pageLayout1" draw:style-name="a220">
      <draw:frame draw:id="id34" presentation:style-name="a224" draw:name="Títo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Feu clic aquí per editar l'estil</text:span><text:span text:style-name="a222" text:class-names=""/></text:p>
        </draw:text-box>
        <svg:title/>
        <svg:desc/>
      </draw:frame>
      <draw:frame draw:id="id35" presentation:style-name="a229" draw:name="Contenidor de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Contenidor de peu de pàgina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Contenidor de número de diapositiva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" style:page-layout-name="pageLayout1" draw:style-name="a237">
      <draw:frame draw:id="id38" presentation:style-name="a242" draw:name="Contenidor de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Contenidor de peu de pàgina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Contenidor de número de diapositiva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ingut-amb-llegenda" style:page-layout-name="pageLayout1" draw:style-name="a250">
      <draw:frame draw:id="id41" presentation:style-name="a254" draw:name="Títo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Feu clic aquí per editar l'estil</text:span><text:span text:style-name="a252" text:class-names=""/></text:p>
        </draw:text-box>
        <svg:title/>
        <svg:desc/>
      </draw:frame>
      <draw:frame draw:id="id42" presentation:style-name="a271" draw:name="Contenidor de contingut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eu clic aquí per editar estil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on nivel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è nivel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Contenidor de tex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eu clic aquí per editar estils</text:span></text:p>
            </text:list-item>
          </text:list>
        </draw:text-box>
        <svg:title/>
        <svg:desc/>
      </draw:frame>
      <draw:frame draw:id="id44" presentation:style-name="a280" draw:name="Contenidor de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Contenidor de peu de pàgina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Contenidor de número de diapositiva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tge-amb-llegenda" style:page-layout-name="pageLayout1" draw:style-name="a288">
      <draw:frame draw:id="id47" presentation:style-name="a292" draw:name="Títo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Feu clic aquí per editar l'estil</text:span><text:span text:style-name="a290" text:class-names=""/></text:p>
        </draw:text-box>
        <svg:title/>
        <svg:desc/>
      </draw:frame>
      <draw:frame draw:id="id48" presentation:style-name="a295" draw:name="Contenidor d'imatg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Contenidor de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eu clic aquí per editar estils</text:span></text:p>
            </text:list-item>
          </text:list>
        </draw:text-box>
        <svg:title/>
        <svg:desc/>
      </draw:frame>
      <draw:frame draw:id="id50" presentation:style-name="a304" draw:name="Contenidor de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Contenidor de peu de pàgina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Contenidor de número de diapositiva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ol-i-text-vertical" style:page-layout-name="pageLayout1" draw:style-name="a312">
      <draw:frame draw:id="id53" presentation:style-name="a316" draw:name="Títo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Feu clic aquí per editar l'estil</text:span><text:span text:style-name="a314" text:class-names=""/></text:p>
        </draw:text-box>
        <svg:title/>
        <svg:desc/>
      </draw:frame>
      <draw:frame draw:id="id54" presentation:style-name="a333" draw:name="Contenidor de text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eu clic aquí per editar estil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on nivel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è nivel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Contenidor de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Contenidor de peu de pàgina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Contenidor de número de diapositiva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ol-vertical-i-text" style:page-layout-name="pageLayout1" draw:style-name="a346">
      <draw:frame draw:id="id58" presentation:style-name="a350" draw:name="Títol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Feu clic aquí per editar l'estil</text:span><text:span text:style-name="a348" text:class-names=""/></text:p>
        </draw:text-box>
        <svg:title/>
        <svg:desc/>
      </draw:frame>
      <draw:frame draw:id="id59" presentation:style-name="a367" draw:name="Contenidor de text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eu clic aquí per editar estil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on nivel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è nivel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Contenidor de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Contenidor de peu de pàgina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Contenidor de número de diapositiva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7-03T11:10:57Z</meta:creation-date>
    <dc:date>2015-07-03T11:17:16Z</dc:date>
    <meta:editing-cycles>1</meta:editing-cycles>
    <meta:editing-duration>PT345S</meta:editing-duration>
    <meta:document-statistic meta:paragraph-count="0" meta:word-count="0"/>
  </office:meta>
</office:document-meta>
</file>